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c85" officeooo:paragraph-rsid="0009cc85"/>
    </style:style>
    <style:style style:name="P2" style:family="paragraph" style:parent-style-name="Standard">
      <style:text-properties officeooo:rsid="000b6ab7" officeooo:paragraph-rsid="000b6ab7"/>
    </style:style>
    <style:style style:name="P3" style:family="paragraph" style:parent-style-name="Standard">
      <style:text-properties officeooo:rsid="000dc86c" officeooo:paragraph-rsid="000dc86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officeooo:rsid="000b6ab7"/>
    </style:style>
    <style:style style:name="T2" style:family="text">
      <style:text-properties officeooo:rsid="000dc86c"/>
    </style:style>
    <style:style style:name="T3" style:family="text">
      <style:text-properties officeooo:rsid="000fbc89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02cm" fo:min-width="0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2" draw:name="Forma3" draw:style-name="gr2" draw:text-style-name="P5" svg:width="1.968cm" svg:height="1.154cm" svg:x="4.202cm" svg:y="-1.012cm"><draw:text-box><text:p><text:span text:style-name="T4">TCP</text:span></text:p></draw:text-box></draw:frame><draw:custom-shape text:anchor-type="paragraph" draw:z-index="6" draw:name="Forma6" draw:style-name="gr5" draw:text-style-name="P7" svg:width="0.288cm" svg:height="0.306cm" draw:transform="skewX (0.00575958653158123) rotate (-0.670031899840624) translate (2.95451388888889cm 0.174625cm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8" draw:name="Forma6" draw:style-name="gr5" draw:text-style-name="P7" svg:width="0.288cm" svg:height="0.306cm" draw:transform="skewX (0.00575958653158123) rotate (-0.670031899840624) translate (1.63159722222222cm -0.127cm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line text:anchor-type="paragraph" draw:z-index="0" draw:name="Forma1" draw:style-name="gr1" draw:text-style-name="P4" svg:x1="2.293cm" svg:y1="1.753cm" svg:x2="2.293cm" svg:y2="8.084cm"><text:p/></draw:line><draw:line text:anchor-type="paragraph" draw:z-index="1" draw:name="Forma2" draw:style-name="gr1" draw:text-style-name="P4" svg:x1="7.678cm" svg:y1="1.79cm" svg:x2="7.717cm" svg:y2="8.255cm"><text:p/></draw:line><draw:frame text:anchor-type="paragraph" draw:z-index="3" draw:name="Forma4" draw:style-name="gr3" draw:text-style-name="P6" svg:width="0.983cm" svg:height="0.816cm" svg:x="2.159cm" svg:y="0.6cm"><draw:text-box><text:p><text:span text:style-name="T5">v</text:span></text:p></draw:text-box></draw:frame><draw:frame text:anchor-type="paragraph" draw:z-index="4" draw:name="Forma5" draw:style-name="gr4" draw:text-style-name="P6" svg:width="1.096cm" svg:height="0.851cm" svg:x="7.491cm" svg:y="0.66cm"><draw:text-box><text:p><text:span text:style-name="T5">c</text:span></text:p></draw:text-box></draw:frame><draw:custom-shape text:anchor-type="paragraph" draw:z-index="5" draw:name="Forma6" draw:style-name="gr5" draw:text-style-name="P7" svg:width="0.288cm" svg:height="0.306cm" draw:transform="skewX (0.00575958653158129) rotate (1.58179190108246) translate (2.55763888888889cm 2.62819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8" draw:name="Forma7" draw:style-name="gr1" draw:text-style-name="P4" svg:x1="7.017cm" svg:y1="2.492cm" svg:x2="2.863cm" svg:y2="2.492cm"><text:p/></draw:line><draw:frame text:anchor-type="paragraph" draw:z-index="9" draw:name="Forma8" draw:style-name="gr6" draw:text-style-name="P8" svg:width="0.398cm" svg:height="0.489cm" svg:x="4.353cm" svg:y="1.794cm"><draw:text-box><text:p>1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Forma10" draw:style-name="gr7" draw:text-style-name="P9" svg:width="0.472cm" svg:height="0.489cm" svg:x="4.352cm" svg:y="0.33cm"><draw:text-box><text:p><text:span text:style-name="T6">2.</text:span></text:p></draw:text-box></draw:frame></text:p>
      <text:p text:style-name="Standard"><draw:line text:anchor-type="paragraph" draw:z-index="10" draw:name="Forma9" draw:style-name="gr1" draw:text-style-name="P4" svg:x1="2.819cm" svg:y1="0.332cm" svg:x2="7.185cm" svg:y2="0.332cm"><text:p/></draw:line><draw:custom-shape text:anchor-type="paragraph" draw:z-index="7" draw:name="Forma6" draw:style-name="gr5" draw:text-style-name="P7" svg:width="0.288cm" svg:height="0.306cm" draw:transform="skewX (0.00575958653158129) rotate (-1.57341432067289) translate (7.48947222222222cm 0.204611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frame text:anchor-type="paragraph" draw:z-index="14" draw:name="Forma12" draw:style-name="gr8" draw:text-style-name="P8" svg:width="0.512cm" svg:height="0.625cm" svg:x="4.196cm" svg:y="0.337cm"><draw:text-box><text:p>3.</text:p></draw:text-box></draw:frame></text:p>
      <text:p text:style-name="Standard"><draw:custom-shape text:anchor-type="paragraph" draw:z-index="13" draw:name="Forma6" draw:style-name="gr5" draw:text-style-name="P7" svg:width="0.288cm" svg:height="0.306cm" draw:transform="skewX (0.00575958653158129) rotate (1.58179190108246) translate (2.55763888888889cm 0.744361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line text:anchor-type="paragraph" draw:z-index="12" draw:name="Forma11" draw:style-name="gr1" draw:text-style-name="P4" svg:x1="7.354cm" svg:y1="0.12cm" svg:x2="2.854cm" svg:y2="0.101cm"><text:p/></draw:line></text:p>
      <text:p text:style-name="Standard"><draw:line text:anchor-type="paragraph" draw:z-index="16" draw:name="Forma14" draw:style-name="gr1" draw:text-style-name="P4" svg:x1="5.614cm" svg:y1="1.087cm" svg:x2="6.709cm" svg:y2="0.011cm"><text:p/></draw:line><draw:frame text:anchor-type="paragraph" draw:z-index="19" draw:name="Forma16" draw:style-name="gr6" draw:text-style-name="P8" svg:width="0.493cm" svg:height="0.489cm" svg:x="3.328cm" svg:y="0.464cm"><draw:text-box><text:p>4.</text:p></draw:text-box></draw:frame></text:p>
      <text:p text:style-name="Standard"/>
      <text:p text:style-name="Standard"><draw:line text:anchor-type="paragraph" draw:z-index="15" draw:name="Forma13" draw:style-name="gr1" draw:text-style-name="P4" svg:x1="5.614cm" svg:y1="0.113cm" svg:x2="2.741cm" svg:y2="0.113cm"><text:p/></draw:line><draw:line text:anchor-type="paragraph" draw:z-index="17" draw:name="Forma15" draw:style-name="gr1" draw:text-style-name="P4" svg:x1="5.614cm" svg:y1="0.113cm" svg:x2="6.709cm" svg:y2="0.11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. bezeroak gako-publikoa bidaltzen dio <text:span text:style-name="T1">biktimari</text:span></text:p>
      <text:p text:style-name="P1"/>
      <text:p text:style-name="P2">2. biktimak bere gako publi<text:span text:style-name="T2">k</text:span>oa bidaltzen dio bezeroari</text:p>
      <text:p text:style-name="P2"/>
      <text:p text:style-name="P3">3. <text:span text:style-name="T3">bezeroak bere firma bidaltzen dio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4:51:18.184000000</meta:creation-date>
    <dc:date>2020-02-28T16:45:34.970000000</dc:date>
    <meta:editing-duration>PT3M12S</meta:editing-duration>
    <meta:editing-cycles>1</meta:editing-cycles>
    <meta:document-statistic meta:table-count="0" meta:image-count="0" meta:object-count="0" meta:page-count="1" meta:paragraph-count="3" meta:word-count="20" meta:character-count="139" meta:non-whitespace-character-count="122"/>
    <meta:generator>LibreOffice/6.0.4.2$Windows_X86_64 LibreOffice_project/9b0d9b32d5dcda91d2f1a96dc04c645c450872bf</meta:generator>
  </office:meta>
</office:document-meta>
</file>